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d038" officeooo:paragraph-rsid="000bd038"/>
    </style:style>
    <style:style style:name="P2" style:family="paragraph" style:parent-style-name="Standard">
      <style:text-properties officeooo:rsid="000d3b69" officeooo:paragraph-rsid="000d3b69"/>
    </style:style>
    <style:style style:name="P3" style:family="paragraph" style:parent-style-name="Standard">
      <style:text-properties officeooo:rsid="000fd7ad" officeooo:paragraph-rsid="000fd7ad"/>
    </style:style>
    <style:style style:name="P4" style:family="paragraph" style:parent-style-name="Standard">
      <style:text-properties officeooo:rsid="000fdb6a" officeooo:paragraph-rsid="000fdb6a"/>
    </style:style>
    <style:style style:name="T1" style:family="text">
      <style:text-properties officeooo:rsid="000d5579"/>
    </style:style>
    <style:style style:name="T2" style:family="text">
      <style:text-properties officeooo:rsid="000dd0c6"/>
    </style:style>
    <style:style style:name="T3" style:family="text">
      <style:text-properties officeooo:rsid="000e5afd"/>
    </style:style>
    <style:style style:name="T4" style:family="text">
      <style:text-properties officeooo:rsid="000fdb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ISIONAMENTO E CONSTRUÇÃO 1</text:p>
      <text:p text:style-name="P1"/>
      <text:p text:style-name="P2">COMPONENTE </text:p>
      <text:p text:style-name="P2">-<text:span text:style-name="T1">um componente deve fornecer um certo nível de serviço </text:span></text:p>
      <text:p text:style-name="P2">-<text:span text:style-name="T2">os componentes são separados de acordo com o grupo de serviços que oferecem </text:span></text:p>
      <text:p text:style-name="P2">-<text:span text:style-name="T3">somente serão construídos componentes que de fato não existirem, caso contrário, aplica-se o <text:tab/>reuso.</text:span></text:p>
      <text:p text:style-name="P2">-<text:span text:style-name="T3">componentes de fato criados, devem fazer parte do grupo de componentes reaproveitáveis no <text:tab/>futuro.</text:span></text:p>
      <text:p text:style-name="P2"/>
      <text:p text:style-name="P3">-Os padrões estão ligado ao método de DLL</text:p>
      <text:p text:style-name="P3">-a modelagem conceitual é definida nesta etapa</text:p>
      <text:p text:style-name="P4">-CCM tem 5 tipos de modelos </text:p>
      <text:p text:style-name="P4">-alterações em componentes publicados, risco de mudança de funcionalidade, podem gerar erros em <text:tab/>cadeia por quem está usando</text:p>
      <text:p text:style-name="P4">-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4T13:25:06.239000000</meta:creation-date>
    <dc:date>2024-05-27T13:04:35.141000000</dc:date>
    <meta:editing-duration>PT53M3S</meta:editing-duration>
    <meta:editing-cycles>7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1" meta:word-count="95" meta:character-count="613" meta:non-whitespace-character-count="522"/>
  </office:meta>
</office:document-meta>
</file>